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12368000040E200001F7CD09853C95DA77718.emf" manifest:media-type="image/x-emf"/>
  <manifest:file-entry manifest:full-path="Pictures/100002010000014A000000CCAA9F0639314D76DD.png" manifest:media-type="image/png"/>
  <manifest:file-entry manifest:full-path="Pictures/1000020100000274000001314F4D8AD4F234B924.png" manifest:media-type="image/png"/>
  <manifest:file-entry manifest:full-path="Pictures/10003B020000222400001516FFE56F6F54771DD8.wmf" manifest:media-type="image/x-wmf"/>
  <manifest:file-entry manifest:full-path="Pictures/10000000000000B4000000CEF7D3887EAC424417.jpg" manifest:media-type="image/jpeg"/>
  <manifest:file-entry manifest:full-path="Pictures/10000000000001040000015A7B0CB063D80F43B2.jpg" manifest:media-type="image/jpeg"/>
  <manifest:file-entry manifest:full-path="Pictures/10000201000002740000013039DE251F264903EB.png" manifest:media-type="image/png"/>
  <manifest:file-entry manifest:full-path="Pictures/10000201000000DC000000DCED62F5130290FB01.png" manifest:media-type="image/png"/>
  <manifest:file-entry manifest:full-path="Pictures/1000E244000040F400001F738C3A3ECD23386805.emf" manifest:media-type="image/x-emf"/>
  <manifest:file-entry manifest:full-path="Pictures/1000D5E4000040E200001F7C58B7BB298698789B.emf" manifest:media-type="image/x-emf"/>
  <manifest:file-entry manifest:full-path="Pictures/10000201000002740000013120326942527B0325.png" manifest:media-type="image/png"/>
  <manifest:file-entry manifest:full-path="Pictures/100002010000019F000000E1A857EAA9B6932C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4" svg:font-family="Tahoma"/>
    <style:font-face style:name="Wingdings1" svg:font-family="Wingdings"/>
    <style:font-face style:name="Arial5" svg:font-family="Arial" style:font-family-generic="modern"/>
    <style:font-face style:name="Courier" svg:font-family="Courier" style:font-family-generic="modern"/>
    <style:font-face style:name="Arial2" svg:font-family="Arial" style:font-family-generic="swiss"/>
    <style:font-face style:name="Tahoma3" svg:font-family="Tahoma" style:font-family-generic="swiss"/>
    <style:font-face style:name="Courier2" svg:font-family="Courier" style:font-family-generic="modern" style:font-pitch="fixed"/>
    <style:font-face style:name="MS PGothic1" svg:font-family="'MS PGothic'" style:font-family-generic="modern" style:font-pitch="fixed"/>
    <style:font-face style:name="DejaVu Sans1" svg:font-family="'DejaVu Sans'" style:font-family-generic="system" style:font-pitch="fixed"/>
    <style:font-face style:name="MS PGothic3" svg:font-family="'MS PGothic'" style:font-family-generic="system" style:font-pitch="fixed"/>
    <style:font-face style:name="+mn-cs" svg:font-family="+mn-cs" style:font-pitch="variable"/>
    <style:font-face style:name="Arial4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Tahoma" svg:font-family="Tahoma" style:font-pitch="variable"/>
    <style:font-face style:name="Wingdings" svg:font-family="Wingdings" style:font-pitch="variable"/>
    <style:font-face style:name="Courier1" svg:font-family="Courier" style:font-family-generic="modern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Sans" svg:font-family="'Liberation Sans'" style:font-family-generic="modern" style:font-pitch="variable"/>
    <style:font-face style:name="MS PGothic" svg:font-family="'MS PGothic'" style:font-family-generic="modern" style:font-pitch="variable"/>
    <style:font-face style:name="Unifont" svg:font-family="Unifont" style:font-family-generic="modern" style:font-pitch="variable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3333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651cm" fo:min-width="19.60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true" fo:min-height="12.792cm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ff3333"/>
      <style:paragraph-properties fo:text-align="start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2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.953cm" fo:margin-right="0cm" fo:margin-top="0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loext:graphic-properties draw:fill="none"/>
      <style:paragraph-properties fo:text-align="start" style:font-independent-line-spacing="true"/>
      <style:text-properties style:font-name="Courier2" fo:font-size="24pt"/>
    </style:style>
    <style:style style:name="P5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cm" fo:margin-bottom="0cm" fo:line-height="90%" fo:text-indent="-0.952cm" style:punctuation-wrap="hanging">
        <style:tab-stops>
          <style:tab-stop style:position="0cm"/>
        </style:tab-stops>
      </style:paragraph-properties>
    </style:style>
    <style:style style:name="P54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55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style:font-name="Courier2" fo:font-size="24pt"/>
    </style:style>
    <style:style style:name="P56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ourier2" fo:font-size="24pt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style:paragraph-properties fo:margin-top="0cm" fo:margin-bottom="0cm" fo:line-height="100%" fo:text-align="center" style:punctuation-wrap="simple" style:writing-mode="lr-tb"/>
    </style:style>
    <style:style style:name="P60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1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6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3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6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67" style:family="paragraph">
      <loext:graphic-properties draw:fill="solid" draw:fill-color="#c0c0c0"/>
      <style:paragraph-properties fo:text-align="center"/>
    </style:style>
    <style:style style:name="P68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69" style:family="paragraph">
      <style:paragraph-properties fo:margin-top="0cm" fo:margin-bottom="0cm" fo:line-height="100%" fo:text-align="center" style:punctuation-wrap="hanging" style:writing-mode="lr-tb"/>
    </style:style>
    <style:style style:name="P70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4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4" style:family="text">
      <style:text-properties fo:font-variant="normal" fo:text-transform="none" fo:color="#5c8526" loext:opacity="100%" style:text-line-through-style="none" style:text-line-through-type="none" style:text-position="0% 100%" style:font-name="Courier2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16pt" fo:letter-spacing="normal" fo:language="de" fo:country="DE" fo:font-style="normal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16pt" fo:letter-spacing="normal" fo:language="de" fo:country="DE" fo:font-style="normal" style:text-underline-style="none" fo:font-weight="bold" style:letter-kerning="true" style:font-name-asian="MS PGothic1" style:font-size-asian="16pt" style:language-asian="de" style:country-asian="DE" style:font-style-asian="normal" style:font-weight-asian="bold" style:font-name-complex="DejaVu Sans" style:font-size-complex="16pt" style:language-complex="de" style:country-complex="DE" style:font-style-complex="normal" style:font-weight-complex="bold"/>
    </style:style>
    <style:style style:name="T39" style:family="text">
      <style:text-properties fo:color="#5c8526" loext:opacity="100%" style:font-name="Courier2" fo:font-size="16pt" fo:language="de" fo:country="DE" style:letter-kerning="true" style:font-name-asian="DejaVu Sans" style:font-size-asian="16pt" style:language-asian="de" style:country-asian="DE" style:font-name-complex="Times New Roman" style:font-size-complex="16pt" style:language-complex="de" style:country-complex="D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16pt" fo:letter-spacing="normal" fo:language="de" fo:country="DE" fo:font-style="normal" fo:text-shadow="none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FreeSans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c8526" loext:opacity="100%" style:text-line-through-style="none" style:text-line-through-type="none" style:text-position="0% 100%" style:font-name="Courier2" fo:font-size="16pt" fo:letter-spacing="normal" fo:language="de" fo:country="DE" fo:font-style="normal" style:text-underline-style="none" fo:font-weight="normal" style:letter-kerning="true" style:font-name-asian="DejaVu Sans" style:font-size-asian="16pt" style:language-asian="de" style:country-asian="DE" style:font-style-asian="normal" style:font-weight-asian="normal" style:font-name-complex="Times New Roman" style:font-size-complex="16pt" style:language-complex="de" style:country-complex="DE" style:font-style-complex="normal" style:font-weight-complex="normal"/>
    </style:style>
    <style:style style:name="T42" style:family="text">
      <style:text-properties fo:font-variant="normal" fo:text-transform="none" fo:color="#ff0000" loext:opacity="100%" style:text-line-through-style="none" style:text-line-through-type="none" style:text-position="0% 100%" style:font-name="Courier2" fo:font-size="16pt" fo:letter-spacing="normal" fo:language="de" fo:country="DE" fo:font-style="normal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3" style:family="text">
      <style:text-properties fo:font-variant="normal" fo:text-transform="none" fo:color="#008000" loext:opacity="100%" style:text-line-through-style="none" style:text-line-through-type="none" style:text-position="0% 100%" style:font-name="Courier2" fo:font-size="16pt" fo:letter-spacing="normal" fo:language="de" fo:country="DE" fo:font-style="normal" style:text-underline-style="none" fo:font-weight="normal" style:letter-kerning="true" style:font-name-asian="MS PGothic1" style:font-size-asian="16pt" style:language-asian="de" style:country-asian="DE" style:font-style-asian="normal" style:font-weight-asian="normal" style:font-name-complex="DejaVu Sans" style:font-size-complex="16pt" style:language-complex="de" style:country-complex="D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008000" loext:opacity="100%" style:font-name="Courier2" fo:font-size="16pt" style:font-size-asian="16pt" style:font-name-complex="DejaVu Sans" style:font-size-complex="16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2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5c8526" loext:opacity="100%" style:text-line-through-style="none" style:text-line-through-type="none" style:text-position="0% 100%" style:font-name="Courier2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14pt" fo:letter-spacing="normal" fo:font-style="normal" fo:text-shadow="none" style:text-underline-style="none" fo:font-weight="normal" style:letter-kerning="true" style:font-name-asian="MS PGothic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5c8526" loext:opacity="100%" style:text-outline="false" style:text-line-through-style="none" style:text-line-through-type="none" style:text-position="0% 100%" style:font-name="Courier2" fo:font-size="14pt" fo:letter-spacing="normal" fo:font-style="normal" fo:text-shadow="none" style:text-underline-style="none" fo:font-weight="normal" style:letter-kerning="true" style:font-name-asian="MS PGothic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5c852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1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</text:span><text:span text:style-name="T2">: </text:span><text:span text:style-name="T2">B</text:span><text:span text:style-name="T2">e</text:span><text:span text:style-name="T2">t</text:span><text:span text:style-name="T2">r</text:span><text:span text:style-name="T2">i</text:span><text:span text:style-name="T2">e</text:span><text:span text:style-name="T2">b</text:span><text:span text:style-name="T2">s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e</text:span></text:p>
          <text:p text:style-name="P3"><text:span text:style-name="T3"/></text:p>
          <text:p text:style-name="P4"><text:span text:style-name="T4">K</text:span><text:span text:style-name="T4">o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n</text:span><text:span text:style-name="T4">d</text:span><text:span text:style-name="T4"> </text:span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i</text:span><text:span text:style-name="T4">s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text:p text:style-name="P5"><text:span text:style-name="T5">K</text:span><text:span text:style-name="T5">r</text:span><text:span text:style-name="T5">i</text:span><text:span text:style-name="T5">t</text:span><text:span text:style-name="T5">i</text:span><text:span text:style-name="T5">s</text:span><text:span text:style-name="T5">c</text:span><text:span text:style-name="T5">h</text:span><text:span text:style-name="T5">e </text:span><text:span text:style-name="T5">A</text:span><text:span text:style-name="T5">b</text:span><text:span text:style-name="T5">s</text:span><text:span text:style-name="T5">c</text:span><text:span text:style-name="T5">h</text:span><text:span text:style-name="T5">n</text:span><text:span text:style-name="T5">i</text:span><text:span text:style-name="T5">t</text:span><text:span text:style-name="T5">t</text:span><text:span text:style-name="T5">e</text:span><text:span text:style-name="T5">, </text:span><text:span text:style-name="T5">S</text:span><text:span text:style-name="T5">p</text:span><text:span text:style-name="T5">e</text:span><text:span text:style-name="T5">r</text:span><text:span text:style-name="T5">r</text:span><text:span text:style-name="T5">e</text:span><text:span text:style-name="T5">n</text:span><text:span text:style-name="T5">, </text:span><text:span text:style-name="T5">S</text:span><text:span text:style-name="T5">e</text:span><text:span text:style-name="T5">m</text:span><text:span text:style-name="T5">a</text:span><text:span text:style-name="T5">p</text:span><text:span text:style-name="T5">h</text:span><text:span text:style-name="T5">o</text:span><text:span text:style-name="T5">r</text:span><text:span text:style-name="T5">e </text:span><text:span text:style-name="T5">u</text:span><text:span text:style-name="T5">n</text:span><text:span text:style-name="T5">d </text:span><text:span text:style-name="T5">M</text:span><text:span text:style-name="T5">u</text:span><text:span text:style-name="T5">t</text:span><text:span text:style-name="T5">e</text:span><text:span text:style-name="T5">x</text:span><text:span text:style-name="T5">e</text:span></text:p>
          <text:p text:style-name="P5"><text:span text:style-name="T5"/></text:p>
          <text:p text:style-name="P5"><text:span text:style-name="T5">T</text:span><text:span text:style-name="T5">. </text:span><text:span text:style-name="T5">P</text:span><text:span text:style-name="T5">o</text:span><text:span text:style-name="T5">s</text:span><text:span text:style-name="T5">p</text:span><text:span text:style-name="T5">í</text:span><text:span text:style-name="T5">š</text:span><text:span text:style-name="T5">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</text:span><text:span text:style-name="T9">i</text:span><text:span text:style-name="T9">n</text:span><text:span text:style-name="T9">f</text:span><text:span text:style-name="T9">ü</text:span><text:span text:style-name="T9">h</text:span><text:span text:style-name="T9">r</text:span><text:span text:style-name="T9">u</text:span><text:span text:style-name="T9">n</text:span><text:span text:style-name="T9">g</text:span><text:span text:style-name="T9"> </text:span><text:span text:style-name="T9">i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/text:p>
            </text:list-item>
            <text:list-item>
              <text:p text:style-name="P12"><text:span text:style-name="T9">E</text:span><text:span text:style-name="T9">n</text:span><text:span text:style-name="T9">t</text:span><text:span text:style-name="T9">w</text:span><text:span text:style-name="T9">i</text:span><text:span text:style-name="T9">c</text:span><text:span text:style-name="T9">k</text:span><text:span text:style-name="T9">l</text:span><text:span text:style-name="T9">u</text:span><text:span text:style-name="T9">n</text:span><text:span text:style-name="T9">g</text:span><text:span text:style-name="T9"> </text:span><text:span text:style-name="T9">v</text:span><text:span text:style-name="T9">o</text:span><text:span text:style-name="T9">n</text:span><text:span text:style-name="T9"> </text:span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2"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k</text:span><text:span text:style-name="T9">t</text:span><text:span text:style-name="T9">u</text:span><text:span text:style-name="T9">r</text:span><text:span text:style-name="T9">a</text:span><text:span text:style-name="T9">n</text:span><text:span text:style-name="T9">s</text:span><text:span text:style-name="T9">ä</text:span><text:span text:style-name="T9">t</text:span><text:span text:style-name="T9">z</text:span><text:span text:style-name="T9">e</text:span></text:p>
            </text:list-item>
            <text:list-item>
              <text:p text:style-name="P12"><text:span text:style-name="T10">I</text:span><text:span text:style-name="T10">n</text:span><text:span text:style-name="T10">t</text:span><text:span text:style-name="T10">e</text:span><text:span text:style-name="T10">r</text:span><text:span text:style-name="T10">r</text:span><text:span text:style-name="T10">u</text:span><text:span text:style-name="T10">p</text:span><text:span text:style-name="T10">t</text:span><text:span text:style-name="T10">v</text:span><text:span text:style-name="T10">e</text:span><text:span text:style-name="T10">r</text:span><text:span text:style-name="T10">a</text:span><text:span text:style-name="T10">r</text:span><text:span text:style-name="T10">b</text:span><text:span text:style-name="T10">e</text:span><text:span text:style-name="T10">i</text:span><text:span text:style-name="T10">t</text:span><text:span text:style-name="T10">u</text:span><text:span text:style-name="T10">n</text:span><text:span text:style-name="T10">g</text:span><text:span text:style-name="T10"> </text:span><text:span text:style-name="T10">i</text:span><text:span text:style-name="T10">n</text:span><text:span text:style-name="T10"> </text:span><text:span text:style-name="T10">B</text:span><text:span text:style-name="T10">e</text:span><text:span text:style-name="T10">t</text:span><text:span text:style-name="T10">r</text:span><text:span text:style-name="T10">i</text:span><text:span text:style-name="T10">e</text:span><text:span text:style-name="T10">b</text:span><text:span text:style-name="T10">s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/text:p>
            </text:list-item>
            <text:list-item>
              <text:p text:style-name="P12"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/text:p>
            </text:list-item>
            <text:list-item>
              <text:p text:style-name="P12"><text:span text:style-name="T10">C</text:span><text:span text:style-name="T10">P</text:span><text:span text:style-name="T10">U</text:span><text:span text:style-name="T10">-</text:span><text:span text:style-name="T10">S</text:span><text:span text:style-name="T10">c</text:span><text:span text:style-name="T10">h</text:span><text:span text:style-name="T10">e</text:span><text:span text:style-name="T10">d</text:span><text:span text:style-name="T10">u</text:span><text:span text:style-name="T10">l</text:span><text:span text:style-name="T10">i</text:span><text:span text:style-name="T10">n</text:span><text:span text:style-name="T10">g</text:span></text:p>
            </text:list-item>
            <text:list-item>
              <text:p text:style-name="P12"><text:span text:style-name="T11">S</text:span><text:span text:style-name="T11">y</text:span><text:span text:style-name="T11">n</text:span><text:span text:style-name="T11">c</text:span><text:span text:style-name="T11">h</text:span><text:span text:style-name="T11">r</text:span><text:span text:style-name="T11">o</text:span><text:span text:style-name="T11">n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u</text:span><text:span text:style-name="T11">n</text:span><text:span text:style-name="T11">d</text:span><text:span text:style-name="T11"> </text:span><text:span text:style-name="T11">K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k</text:span><text:span text:style-name="T11">a</text:span><text:span text:style-name="T11">t</text:span><text:span text:style-name="T11">i</text:span><text:span text:style-name="T11">o</text:span><text:span text:style-name="T11">n</text:span></text:p>
            </text:list-item>
            <text:list-item>
              <text:p text:style-name="P12"><text:span text:style-name="T10">S</text:span><text:span text:style-name="T10">p</text:span><text:span text:style-name="T10">e</text:span><text:span text:style-name="T10">i</text:span><text:span text:style-name="T10">c</text:span><text:span text:style-name="T10">h</text:span><text:span text:style-name="T10">e</text:span><text:span text:style-name="T10">r</text:span><text:span text:style-name="T10">v</text:span><text:span text:style-name="T10">e</text:span><text:span text:style-name="T10">r</text:span><text:span text:style-name="T10">w</text:span><text:span text:style-name="T10">a</text:span><text:span text:style-name="T10">l</text:span><text:span text:style-name="T10">t</text:span><text:span text:style-name="T10">u</text:span><text:span text:style-name="T10">n</text:span><text:span text:style-name="T10">g</text:span><text:span text:style-name="T10"> </text:span></text:p>
            </text:list-item>
            <text:list-item>
              <text:p text:style-name="P12"><text:span text:style-name="T10">G</text:span><text:span text:style-name="T10">e</text:span><text:span text:style-name="T10">r</text:span><text:span text:style-name="T10">ä</text:span><text:span text:style-name="T10">t</text:span><text:span text:style-name="T10">e</text:span><text:span text:style-name="T10">-</text:span><text:span text:style-name="T10"> </text:span><text:span text:style-name="T10">u</text:span><text:span text:style-name="T10">n</text:span><text:span text:style-name="T10">d</text:span><text:span text:style-name="T10"> </text:span><text:span text:style-name="T10">D</text:span><text:span text:style-name="T10">a</text:span><text:span text:style-name="T10">t</text:span><text:span text:style-name="T10">e</text:span><text:span text:style-name="T10">i</text:span><text:span text:style-name="T10">v</text:span><text:span text:style-name="T10">e</text:span><text:span text:style-name="T10">r</text:span><text:span text:style-name="T10">w</text:span><text:span text:style-name="T10">a</text:span><text:span text:style-name="T10">l</text:span><text:span text:style-name="T10">t</text:span><text:span text:style-name="T10">u</text:span><text:span text:style-name="T10">n</text:span><text:span text:style-name="T10">g</text:span></text:p>
            </text:list-item>
            <text:list-item>
              <text:p text:style-name="P12"><text:span text:style-name="T10">B</text:span><text:span text:style-name="T10">e</text:span><text:span text:style-name="T10">t</text:span><text:span text:style-name="T10">r</text:span><text:span text:style-name="T10">i</text:span><text:span text:style-name="T10">e</text:span><text:span text:style-name="T10">b</text:span><text:span text:style-name="T10">s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i</text:span><text:span text:style-name="T10">s</text:span><text:span text:style-name="T10">i</text:span><text:span text:style-name="T10">e</text:span><text:span text:style-name="T10">r</text:span><text:span text:style-name="T10">u</text:span><text:span text:style-name="T10">n</text:span><text:span text:style-name="T10">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</text:span><text:span text:style-name="T12">e</text:span><text:span text:style-name="T12">r</text:span><text:span text:style-name="T12"> </text:span><text:span text:style-name="T12">S</text:span><text:span text:style-name="T12">t</text:span><text:span text:style-name="T12">u</text:span><text:span text:style-name="T12">d</text:span><text:span text:style-name="T12">i</text:span><text:span text:style-name="T12">e</text:span><text:span text:style-name="T12">r</text:span><text:span text:style-name="T12">e</text:span><text:span text:style-name="T12">n</text:span><text:span text:style-name="T12">d</text:span><text:span text:style-name="T12">e</text:span><text:span text:style-name="T12"> </text:span><text:span text:style-name="T12">s</text:span><text:span text:style-name="T12">o</text:span><text:span text:style-name="T12">l</text:span><text:span text:style-name="T12">l</text:span><text:span text:style-name="T12"> </text:span><text:span text:style-name="T12">d</text:span><text:span text:style-name="T12">i</text:span><text:span text:style-name="T12">e</text:span><text:span text:style-name="T12"> </text:span><text:span text:style-name="T12">P</text:span><text:span text:style-name="T12">r</text:span><text:span text:style-name="T12">o</text:span><text:span text:style-name="T12">b</text:span><text:span text:style-name="T12">l</text:span><text:span text:style-name="T12">e</text:span><text:span text:style-name="T12">m</text:span><text:span text:style-name="T12">e</text:span><text:span text:style-name="T12"> </text:span><text:span text:style-name="T12">d</text:span><text:span text:style-name="T12">e</text:span><text:span text:style-name="T12">r</text:span><text:span text:style-name="T12"> </text:span><text:span text:style-name="T12">P</text:span><text:span text:style-name="T12">a</text:span><text:span text:style-name="T12">r</text:span><text:span text:style-name="T12">a</text:span><text:span text:style-name="T12">l</text:span><text:span text:style-name="T12">l</text:span><text:span text:style-name="T12">e</text:span><text:span text:style-name="T12">l</text:span><text:span text:style-name="T12">v</text:span><text:span text:style-name="T12">e</text:span><text:span text:style-name="T12">r</text:span><text:span text:style-name="T12">a</text:span><text:span text:style-name="T12">r</text:span><text:span text:style-name="T12">b</text:span><text:span text:style-name="T12">e</text:span><text:span text:style-name="T12">i</text:span><text:span text:style-name="T12">t</text:span><text:span text:style-name="T12">u</text:span><text:span text:style-name="T12">n</text:span><text:span text:style-name="T12">g</text:span><text:span text:style-name="T12"> </text:span><text:span text:style-name="T12">v</text:span><text:span text:style-name="T12">e</text:span><text:span text:style-name="T12">r</text:span><text:span text:style-name="T12">s</text:span><text:span text:style-name="T12">t</text:span><text:span text:style-name="T12">e</text:span><text:span text:style-name="T12">h</text:span><text:span text:style-name="T12">e</text:span><text:span text:style-name="T12">n</text:span><text:span text:style-name="T12"> </text:span><text:span text:style-name="T12">u</text:span><text:span text:style-name="T12">n</text:span><text:span text:style-name="T12">d</text:span><text:span text:style-name="T12"> </text:span><text:span text:style-name="T12">e</text:span><text:span text:style-name="T12">i</text:span><text:span text:style-name="T12">n</text:span><text:span text:style-name="T12">s</text:span><text:span text:style-name="T12">c</text:span><text:span text:style-name="T12">h</text:span><text:span text:style-name="T12">ä</text:span><text:span text:style-name="T12">t</text:span><text:span text:style-name="T12">z</text:span><text:span text:style-name="T12">e</text:span><text:span text:style-name="T12">n</text:span><text:span text:style-name="T12"> </text:span><text:span text:style-name="T12">k</text:span><text:span text:style-name="T12">ö</text:span><text:span text:style-name="T12">n</text:span><text:span text:style-name="T12">n</text:span><text:span text:style-name="T12">e</text:span><text:span text:style-name="T12">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</text:span><text:span text:style-name="T12">e</text:span><text:span text:style-name="T12">r</text:span><text:span text:style-name="T12"> </text:span><text:span text:style-name="T12">S</text:span><text:span text:style-name="T12">t</text:span><text:span text:style-name="T12">u</text:span><text:span text:style-name="T12">d</text:span><text:span text:style-name="T12">i</text:span><text:span text:style-name="T12">e</text:span><text:span text:style-name="T12">r</text:span><text:span text:style-name="T12">e</text:span><text:span text:style-name="T12">n</text:span><text:span text:style-name="T12">d</text:span><text:span text:style-name="T12">e</text:span><text:span text:style-name="T12"> </text:span><text:span text:style-name="T12">s</text:span><text:span text:style-name="T12">o</text:span><text:span text:style-name="T12">l</text:span><text:span text:style-name="T12">l</text:span><text:span text:style-name="T12"> </text:span><text:span text:style-name="T12">K</text:span><text:span text:style-name="T12">o</text:span><text:span text:style-name="T12">n</text:span><text:span text:style-name="T12">z</text:span><text:span text:style-name="T12">e</text:span><text:span text:style-name="T12">p</text:span><text:span text:style-name="T12">t</text:span><text:span text:style-name="T12">e</text:span><text:span text:style-name="T12"> </text:span><text:span text:style-name="T12">z</text:span><text:span text:style-name="T12">u</text:span><text:span text:style-name="T12">r</text:span><text:span text:style-name="T12"> </text:span><text:span text:style-name="T12">V</text:span><text:span text:style-name="T12">e</text:span><text:span text:style-name="T12">r</text:span><text:span text:style-name="T12">m</text:span><text:span text:style-name="T12">e</text:span><text:span text:style-name="T12">i</text:span><text:span text:style-name="T12">d</text:span><text:span text:style-name="T12">u</text:span><text:span text:style-name="T12">n</text:span><text:span text:style-name="T12">g</text:span><text:span text:style-name="T12"> </text:span><text:span text:style-name="T12">v</text:span><text:span text:style-name="T12">o</text:span><text:span text:style-name="T12">n</text:span><text:span text:style-name="T12"> </text:span><text:span text:style-name="T12">R</text:span><text:span text:style-name="T12">a</text:span><text:span text:style-name="T12">c</text:span><text:span text:style-name="T12">e</text:span><text:span text:style-name="T12"> </text:span><text:span text:style-name="T12">C</text:span><text:span text:style-name="T12">o</text:span><text:span text:style-name="T12">n</text:span><text:span text:style-name="T12">d</text:span><text:span text:style-name="T12">i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s</text:span><text:span text:style-name="T12">o</text:span><text:span text:style-name="T12">w</text:span><text:span text:style-name="T12">o</text:span><text:span text:style-name="T12">h</text:span><text:span text:style-name="T12">l</text:span><text:span text:style-name="T12"> </text:span><text:span text:style-name="T12">a</text:span><text:span text:style-name="T12">u</text:span><text:span text:style-name="T12">f</text:span><text:span text:style-name="T12"> </text:span><text:span text:style-name="T12">B</text:span><text:span text:style-name="T12">e</text:span><text:span text:style-name="T12">t</text:span><text:span text:style-name="T12">r</text:span><text:span text:style-name="T12">i</text:span><text:span text:style-name="T12">e</text:span><text:span text:style-name="T12">b</text:span><text:span text:style-name="T12">s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e</text:span><text:span text:style-name="T12">b</text:span><text:span text:style-name="T12">e</text:span><text:span text:style-name="T12">n</text:span><text:span text:style-name="T12">e</text:span><text:span text:style-name="T12"> </text:span><text:span text:style-name="T12">a</text:span><text:span text:style-name="T12">l</text:span><text:span text:style-name="T12">s</text:span><text:span text:style-name="T12"> </text:span><text:span text:style-name="T12">a</text:span><text:span text:style-name="T12">u</text:span><text:span text:style-name="T12">c</text:span><text:span text:style-name="T12">h</text:span><text:span text:style-name="T12"> </text:span><text:span text:style-name="T12">a</text:span><text:span text:style-name="T12">u</text:span><text:span text:style-name="T12">f</text:span><text:span text:style-name="T12"> </text:span><text:span text:style-name="T12">A</text:span><text:span text:style-name="T12">n</text:span><text:span text:style-name="T12">w</text:span><text:span text:style-name="T12">e</text:span><text:span text:style-name="T12">n</text:span><text:span text:style-name="T12">d</text:span><text:span text:style-name="T12">u</text:span><text:span text:style-name="T12">n</text:span><text:span text:style-name="T12">g</text:span><text:span text:style-name="T12">s</text:span><text:span text:style-name="T12">e</text:span><text:span text:style-name="T12">b</text:span><text:span text:style-name="T12">e</text:span><text:span text:style-name="T12">n</text:span><text:span text:style-name="T12">e</text:span><text:span text:style-name="T12"> </text:span><text:span text:style-name="T12">e</text:span><text:span text:style-name="T12">r</text:span><text:span text:style-name="T12">l</text:span><text:span text:style-name="T12">ä</text:span><text:span text:style-name="T12">u</text:span><text:span text:style-name="T12">t</text:span><text:span text:style-name="T12">e</text:span><text:span text:style-name="T12">r</text:span><text:span text:style-name="T12">n</text:span><text:span text:style-name="T12"> </text:span><text:span text:style-name="T12">k</text:span><text:span text:style-name="T12">ö</text:span><text:span text:style-name="T12">n</text:span><text:span text:style-name="T12">n</text:span><text:span text:style-name="T12">e</text:span><text:span text:style-name="T12">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</text:span><text:span text:style-name="T12">e</text:span><text:span text:style-name="T12">r</text:span><text:span text:style-name="T12"> </text:span><text:span text:style-name="T12">S</text:span><text:span text:style-name="T12">t</text:span><text:span text:style-name="T12">u</text:span><text:span text:style-name="T12">d</text:span><text:span text:style-name="T12">i</text:span><text:span text:style-name="T12">e</text:span><text:span text:style-name="T12">r</text:span><text:span text:style-name="T12">e</text:span><text:span text:style-name="T12">n</text:span><text:span text:style-name="T12">d</text:span><text:span text:style-name="T12">e</text:span><text:span text:style-name="T12"> </text:span><text:span text:style-name="T12">s</text:span><text:span text:style-name="T12">o</text:span><text:span text:style-name="T12">l</text:span><text:span text:style-name="T12">l</text:span><text:span text:style-name="T12"> </text:span><text:span text:style-name="T12">v</text:span><text:span text:style-name="T12">e</text:span><text:span text:style-name="T12">r</text:span><text:span text:style-name="T12">s</text:span><text:span text:style-name="T12">t</text:span><text:span text:style-name="T12">e</text:span><text:span text:style-name="T12">h</text:span><text:span text:style-name="T12">e</text:span><text:span text:style-name="T12">n</text:span><text:span text:style-name="T12">,</text:span><text:span text:style-name="T12"> </text:span><text:span text:style-name="T12">w</text:span><text:span text:style-name="T12">i</text:span><text:span text:style-name="T12">e</text:span><text:span text:style-name="T12"> </text:span><text:span text:style-name="T12">S</text:span><text:span text:style-name="T12">p</text:span><text:span text:style-name="T12">e</text:span><text:span text:style-name="T12">r</text:span><text:span text:style-name="T12">r</text:span><text:span text:style-name="T12">e</text:span><text:span text:style-name="T12">n</text:span><text:span text:style-name="T12">,</text:span><text:span text:style-name="T12"> </text:span><text:span text:style-name="T12">S</text:span><text:span text:style-name="T12">e</text:span><text:span text:style-name="T12">m</text:span><text:span text:style-name="T12">a</text:span><text:span text:style-name="T12">p</text:span><text:span text:style-name="T12">h</text:span><text:span text:style-name="T12">o</text:span><text:span text:style-name="T12">r</text:span><text:span text:style-name="T12">e</text:span><text:span text:style-name="T12"> </text:span><text:span text:style-name="T12">u</text:span><text:span text:style-name="T12">n</text:span><text:span text:style-name="T12">d</text:span><text:span text:style-name="T12"> </text:span><text:span text:style-name="T12">M</text:span><text:span text:style-name="T12">u</text:span><text:span text:style-name="T12">t</text:span><text:span text:style-name="T12">e</text:span><text:span text:style-name="T12">x</text:span><text:span text:style-name="T12">e</text:span><text:span text:style-name="T12"> </text:span><text:span text:style-name="T12">f</text:span><text:span text:style-name="T12">u</text:span><text:span text:style-name="T12">n</text:span><text:span text:style-name="T12">k</text:span><text:span text:style-name="T12">t</text:span><text:span text:style-name="T12">i</text:span><text:span text:style-name="T12">o</text:span><text:span text:style-name="T12">n</text:span><text:span text:style-name="T12">i</text:span><text:span text:style-name="T12">e</text:span><text:span text:style-name="T12">r</text:span><text:span text:style-name="T12">e</text:span><text:span text:style-name="T12">n</text:span><text:span text:style-name="T12"> </text:span><text:span text:style-name="T12">u</text:span><text:span text:style-name="T12">n</text:span><text:span text:style-name="T12">d</text:span><text:span text:style-name="T12"> </text:span><text:span text:style-name="T12">w</text:span><text:span text:style-name="T12">i</text:span><text:span text:style-name="T12">e</text:span><text:span text:style-name="T12"> </text:span><text:span text:style-name="T12">m</text:span><text:span text:style-name="T12">a</text:span><text:span text:style-name="T12">n</text:span><text:span text:style-name="T12"> </text:span><text:span text:style-name="T12">s</text:span><text:span text:style-name="T12">i</text:span><text:span text:style-name="T12">e</text:span><text:span text:style-name="T12"> </text:span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i</text:span><text:span text:style-name="T12">e</text:span><text:span text:style-name="T12">r</text:span><text:span text:style-name="T12">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</text:span><text:span text:style-name="T11">i</text:span><text:span text:style-name="T11">n</text:span><text:span text:style-name="T11">f</text:span><text:span text:style-name="T11">ü</text:span><text:span text:style-name="T11">h</text:span><text:span text:style-name="T11">r</text:span><text:span text:style-name="T11">u</text:span><text:span text:style-name="T11">n</text:span><text:span text:style-name="T11">g</text:span></text:p>
            </text:list-item>
            <text:list-item>
              <text:p text:style-name="P16"><text:span text:style-name="T10">K</text:span><text:span text:style-name="T10">r</text:span><text:span text:style-name="T10">i</text:span><text:span text:style-name="T10">t</text:span><text:span text:style-name="T10">i</text:span><text:span text:style-name="T10">s</text:span><text:span text:style-name="T10">c</text:span><text:span text:style-name="T10">h</text:span><text:span text:style-name="T10">e</text:span><text:span text:style-name="T10"> </text:span><text:span text:style-name="T10">A</text:span><text:span text:style-name="T10">b</text:span><text:span text:style-name="T10">s</text:span><text:span text:style-name="T10">c</text:span><text:span text:style-name="T10">h</text:span><text:span text:style-name="T10">n</text:span><text:span text:style-name="T10">i</text:span><text:span text:style-name="T10">t</text:span><text:span text:style-name="T10">t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g</text:span><text:span text:style-name="T10">e</text:span><text:span text:style-name="T10">g</text:span><text:span text:style-name="T10">e</text:span><text:span text:style-name="T10">n</text:span><text:span text:style-name="T10">s</text:span><text:span text:style-name="T10">e</text:span><text:span text:style-name="T10">i</text:span><text:span text:style-name="T10">t</text:span><text:span text:style-name="T10">i</text:span><text:span text:style-name="T10">g</text:span><text:span text:style-name="T10">e</text:span><text:span text:style-name="T10">r</text:span><text:span text:style-name="T10"> </text:span><text:span text:style-name="T10">A</text:span><text:span text:style-name="T10">u</text:span><text:span text:style-name="T10">s</text:span><text:span text:style-name="T10">s</text:span><text:span text:style-name="T10">c</text:span><text:span text:style-name="T10">h</text:span><text:span text:style-name="T10">l</text:span><text:span text:style-name="T10">u</text:span><text:span text:style-name="T10">s</text:span><text:span text:style-name="T10">s</text:span></text:p>
            </text:list-item>
            <text:list-item>
              <text:p text:style-name="P16"><text:span text:style-name="T10">S</text:span><text:span text:style-name="T10">p</text:span><text:span text:style-name="T10">e</text:span><text:span text:style-name="T10">r</text:span><text:span text:style-name="T10">r</text:span><text:span text:style-name="T10">e</text:span><text:span text:style-name="T10">n</text:span><text:span text:style-name="T10">,</text:span><text:span text:style-name="T10"> </text:span><text:span text:style-name="T10">S</text:span><text:span text:style-name="T10">e</text:span><text:span text:style-name="T10">m</text:span><text:span text:style-name="T10">a</text:span><text:span text:style-name="T10">p</text:span><text:span text:style-name="T10">h</text:span><text:span text:style-name="T10">o</text:span><text:span text:style-name="T10">r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M</text:span><text:span text:style-name="T10">u</text:span><text:span text:style-name="T10">t</text:span><text:span text:style-name="T10">e</text:span><text:span text:style-name="T10">x</text:span></text:p>
            </text:list-item>
            <text:list-item>
              <text:p text:style-name="P16"><text:span text:style-name="T10">D</text:span><text:span text:style-name="T10">i</text:span><text:span text:style-name="T10">v</text:span><text:span text:style-name="T10">e</text:span><text:span text:style-name="T10">r</text:span><text:span text:style-name="T10">s</text:span><text:span text:style-name="T10">e</text:span><text:span text:style-name="T10"> </text:span><text:span text:style-name="T10">S</text:span><text:span text:style-name="T10">y</text:span><text:span text:style-name="T10">n</text:span><text:span text:style-name="T10">c</text:span><text:span text:style-name="T10">h</text:span><text:span text:style-name="T10">r</text:span><text:span text:style-name="T10">o</text:span><text:span text:style-name="T10">n</text:span><text:span text:style-name="T10">i</text:span><text:span text:style-name="T10">s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3">Mehrere Prozesse bearbeiten eine gemeinsame Liste von Objekten (z.B. die Prozesslisten der Run-Queue) </text:span></text:p>
                  </text:list-item>
                  <text:list-item>
                    <text:p text:style-name="P22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4">Prozesse können zu beliebigen Zeiten unterbrochen werden</text:span></text:p>
                      </text:list-item>
                      <text:list-item>
                        <text:p text:style-name="P22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</text:span><text:span text:style-name="T15">n</text:span><text:span text:style-name="T15">k</text:span><text:span text:style-name="T15">e</text:span><text:span text:style-name="T15">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23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23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23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23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23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23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23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</text:span><text:span text:style-name="T15">e</text:span><text:span text:style-name="T15">i</text:span><text:span text:style-name="T15">g</text:span><text:span text:style-name="T15">e</text:span><text:span text:style-name="T15">r</text:span><text:span text:style-name="T15"> </text:span><text:span text:style-name="T15">a</text:span><text:span text:style-name="T15">u</text:span><text:span text:style-name="T15">f</text:span><text:span text:style-name="T15"> </text:span><text:span text:style-name="T15">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</text:span><text:span text:style-name="T15">e</text:span><text:span text:style-name="T15">i</text:span><text:span text:style-name="T15">g</text:span><text:span text:style-name="T15">e</text:span><text:span text:style-name="T15">r </text:span><text:span text:style-name="T15">a</text:span><text:span text:style-name="T15">u</text:span><text:span text:style-name="T15">f </text:span><text:span text:style-name="T15">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703cm" svg:height="2.618cm" svg:x="13.042cm" svg:y="14.635cm">
          <text:p text:style-name="P24"><text:span text:style-name="T15">Z</text:span><text:span text:style-name="T15">w</text:span><text:span text:style-name="T15">e</text:span><text:span text:style-name="T15">i</text:span><text:span text:style-name="T15"> </text:span><text:span text:style-name="T15">O</text:span><text:span text:style-name="T15">p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e</text:span><text:span text:style-name="T15">n</text:span><text:span text:style-name="T15"> </text:span><text:span text:style-name="T15">z</text:span><text:span text:style-name="T15">u</text:span><text:span text:style-name="T15">m</text:span><text:span text:style-name="T15"> </text:span><text:span text:style-name="T15">E</text:span><text:span text:style-name="T15">i</text:span><text:span text:style-name="T15">n</text:span><text:span text:style-name="T15">h</text:span><text:span text:style-name="T15">ä</text:span><text:span text:style-name="T15">n</text:span><text:span text:style-name="T15">g</text:span><text:span text:style-name="T15">e</text:span><text:span text:style-name="T15">n</text:span><text:span text:style-name="T15"> </text:span><text:span text:style-name="T15">v</text:span><text:span text:style-name="T15">o</text:span><text:span text:style-name="T15">n</text:span><text:span text:style-name="T15"> </text:span><text:span text:style-name="T15">A</text:span><text:span text:style-name="T15">:</text:span></text:p>
          <text:list text:style-name="L10">
            <text:list-item>
              <text:p text:style-name="P25"><text:span text:style-name="T15">1</text:span><text:span text:style-name="T15">)</text:span><text:span text:style-name="T15"> </text:span><text:span text:style-name="T15">A</text:span><text:span text:style-name="T15">.</text:span><text:span text:style-name="T15">n</text:span><text:span text:style-name="T15">e</text:span><text:span text:style-name="T15">x</text:span><text:span text:style-name="T15">t</text:span><text:span text:style-name="T15"> </text:span><text:span text:style-name="T15">:</text:span><text:span text:style-name="T15">=</text:span><text:span text:style-name="T15"> </text:span><text:span text:style-name="T15">A</text:span><text:span text:style-name="T15">n</text:span><text:span text:style-name="T15">k</text:span><text:span text:style-name="T15">e</text:span><text:span text:style-name="T15">r</text:span><text:span text:style-name="T15">;</text:span></text:p>
            </text:list-item>
            <text:list-item>
              <text:p text:style-name="P25"><text:span text:style-name="T15">2</text:span><text:span text:style-name="T15">)</text:span><text:span text:style-name="T15"> </text:span><text:span text:style-name="T15">A</text:span><text:span text:style-name="T15">n</text:span><text:span text:style-name="T15">k</text:span><text:span text:style-name="T15">e</text:span><text:span text:style-name="T15">r</text:span><text:span text:style-name="T15"> </text:span><text:span text:style-name="T15">:</text:span><text:span text:style-name="T15">=</text:span><text:span text:style-name="T15"> </text:span><text:span text:style-name="T15">A</text:span><text:span text:style-name="T15">d</text:span><text:span text:style-name="T15">r</text:span><text:span text:style-name="T15">e</text:span><text:span text:style-name="T15">s</text:span><text:span text:style-name="T15">s</text:span><text:span text:style-name="T15">e</text:span><text:span text:style-name="T15">(</text:span><text:span text:style-name="T15">A</text:span><text:span text:style-name="T15">)</text:span><text:span text:style-name="T15">;</text:span></text:p>
            </text:list-item>
          </text:list>
          <text:p text:style-name="P24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57cm" svg:height="1.435cm" svg:x="7.823cm" svg:y="16.981cm">
          <text:p text:style-name="P11"><text:span text:style-name="T15">U</text:span><text:span text:style-name="T15">n</text:span><text:span text:style-name="T15">t</text:span><text:span text:style-name="T15">e</text:span><text:span text:style-name="T15">r</text:span><text:span text:style-name="T15">b</text:span><text:span text:style-name="T15">r</text:span><text:span text:style-name="T15">e</text:span><text:span text:style-name="T15">c</text:span><text:span text:style-name="T15">h</text:span><text:span text:style-name="T15">u</text:span><text:span text:style-name="T15">n</text:span><text:span text:style-name="T15">g</text:span><text:span text:style-name="T15"> </text:span><text:span text:style-name="T15">h</text:span><text:span text:style-name="T15">i</text:span><text:span text:style-name="T15">e</text:span><text:span text:style-name="T15">r</text:span><text:span text:style-name="T15"> </text:span><text:span text:style-name="T15">k</text:span><text:span text:style-name="T15">a</text:span><text:span text:style-name="T15">n</text:span><text:span text:style-name="T15">n</text:span><text:span text:style-name="T15"> </text:span></text:p>
          <text:p text:style-name="P11"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a</text:span><text:span text:style-name="T15">t</text:span><text:span text:style-name="T15">i</text:span><text:span text:style-name="T15">s</text:span><text:span text:style-name="T15">c</text:span><text:span text:style-name="T15">h</text:span><text:span text:style-name="T15"> </text:span><text:span text:style-name="T15">w</text:span><text:span text:style-name="T15">e</text:span><text:span text:style-name="T15">r</text:span><text:span text:style-name="T15">d</text:span><text:span text:style-name="T15">e</text:span><text:span text:style-name="T15">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1.next := Anker 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23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23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23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23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23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23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23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 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4"><text:span text:style-name="T15">next</text:span></text:p>
          <text:p text:style-name="P24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2.next := Anker</text:span></text:p>
                  </text:list-item>
                  <text:list-item>
                    <text:p text:style-name="P27"><text:span text:style-name="T5">Anker := Adresse (A2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23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23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23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23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23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23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23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23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23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Ein gemeinsam genutzter Zähler (Counter) wird von zwei Prozessen verändert</text:span></text:p>
              </text:list-item>
              <text:list-item>
                <text:p text:style-name="P27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Counter steht anfangs auf 0</text:span></text:p>
              </text:list-item>
              <text:list-item>
                <text:p text:style-name="P27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05cm" svg:y="6.703cm">
          <draw:image xlink:href="Pictures/1000D5E4000040E200001F7C58B7BB298698789B.emf" xlink:type="simple" xlink:show="embed" xlink:actuate="onLoad" draw:mime-type="image/x-emf">
            <text:p/>
          </draw:image>
          <draw:image xlink:href="Pictures/10000201000002740000013120326942527B0325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41cm" svg:y="6.315cm">
          <draw:image xlink:href="Pictures/1000E244000040F400001F738C3A3ECD23386805.emf" xlink:type="simple" xlink:show="embed" xlink:actuate="onLoad" draw:mime-type="image/x-emf">
            <text:p/>
          </draw:image>
          <draw:image xlink:href="Pictures/10000201000002740000013039DE251F264903E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Diese Situationen bezeichnet man auch als Race Conditions</text:span></text:p>
              </text:list-item>
            </text:list>
            <text:p text:style-name="P29"><text:span text:style-name="T13"/></text:p>
            <text:list text:style-name="L7">
              <text:list-item>
                <text:list>
                  <text:list-item>
                    <text:p text:style-name="P22"><text:span text:style-name="T13">Zwei oder mehrere Prozesse oder Threads nutzen ein gemeinsames Betriebsmittel (Liste, Counter,...)</text:span></text:p>
                  </text:list-item>
                  <text:list-item>
                    <text:p text:style-name="P22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0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31"><text:span text:style-name="T13">In einem kritischen Abschnitt darf sich immer nur ein Prozess zu einer Zeit befinden</text:span></text:p>
                  </text:list-item>
                  <text:list-item>
                    <text:p text:style-name="P31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30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2" draw:layer="layout" svg:width="3.183cm" svg:height="0.927cm" svg:x="1.552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2" draw:layer="layout" svg:width="3.183cm" svg:height="0.927cm" svg:x="1.592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33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33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2" draw:layer="layout" svg:width="1.049cm" svg:height="1.018cm" svg:x="5.766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2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2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2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2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2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2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2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2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4" draw:layer="layout" svg:width="3.386cm" svg:height="2.999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2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7cm" svg:height="0.843cm" svg:x="1.377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7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31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31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30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5" draw:layer="layout" svg:width="2.998cm" svg:height="3.999cm" svg:x="0.992cm" svg:y="13.097cm">
          <draw:image xlink:href="Pictures/10000000000001040000015A7B0CB063D80F43B2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</text:span></text:p>
          </draw:text-box>
        </draw:frame>
        <draw:frame draw:name="Rectangle 3_0" presentation:style-name="pr8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36"><text:span text:style-name="T22">optional – siehe Folien </text:span><text:span text:style-name="T23">optional/07_Koordination_und_Synchronisation_Sp</text:span><text:span text:style-name="T23">erren_und_Semaphore_Petrinetz.odp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5">Eine einfache Lösung zur Realisierung von kritischen Abschnitten ist </text:span><text:span text:style-name="T26">busy waiting </text:span><text:span text:style-name="T25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3">Ein Prozess testet eine sog. Synchronisationsvariable</text:span></text:p>
                  </text:list-item>
                  <text:list-item>
                    <text:p text:style-name="P37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2"><text:span text:style-name="T25">Dieses </text:span><text:span text:style-name="T26">Polling</text:span><text:span text:style-name="T25"> ist oft unwirtschaftlich, da es eine Verschwendung der CPU-Zeit bedeutet</text:span></text:p>
                <text:list>
                  <text:list-item>
                    <text:p text:style-name="P37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8"><text:span text:style-name="T14">Bei sehr kurzen Wartezeiten bei Multiprozessoren sehr gut!</text:span></text:p>
                      </text:list-item>
                      <text:list-item>
                        <text:p text:style-name="P38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5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39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41"><text:span text:style-name="T27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2"><text:span text:style-name="T28">...</text:span></text:p>
          <text:p text:style-name="P42"><text:span text:style-name="T28"/></text:p>
          <text:p text:style-name="P42"><text:span text:style-name="T28">Interrupts sperren (Maskieren, z.B. Windows IRQL hochsetzen)</text:span></text:p>
          <text:p text:style-name="P42"><text:span text:style-name="T28"/></text:p>
          <text:p text:style-name="P42"><text:span text:style-name="T28">/* Kritischer Abschnitt beginnt */</text:span></text:p>
          <text:p text:style-name="P42"><text:span text:style-name="T28">…</text:span></text:p>
          <text:p text:style-name="P42"><text:span text:style-name="T28"/></text:p>
          <text:p text:style-name="P42"><text:span text:style-name="T28">/* Kritischer Abschnitt endet */</text:span></text:p>
          <text:p text:style-name="P42"><text:span text:style-name="T28"/></text:p>
          <text:p text:style-name="P42"><text:span text:style-name="T28">Interrupts freigeben (Demaskieren)</text:span></text:p>
          <text:p text:style-name="P42"><text:span text:style-name="T29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3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5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6"><text:span text:style-name="T30">Test and Set</text:span><text:span text:style-name="T14"> </text:span><text:span text:style-name="T30">Lock</text:span><text:span text:style-name="T14"> (TSL = test and set lock) bzw. </text:span><text:span text:style-name="T30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7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6"><text:span text:style-name="T30">Swap</text:span></text:p>
                        <text:list>
                          <text:list-item>
                            <text:p text:style-name="P47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6"><text:span text:style-name="T30">Fetch And Add</text:span></text:p>
                        <text:list>
                          <text:list-item>
                            <text:p text:style-name="P47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6"><text:span text:style-name="T30">Exchange-Befehl XCHG dest, src (im Intel-Befehlssatz)</text:span></text:p>
                        <text:list>
                          <text:list-item>
                            <text:p text:style-name="P48"><text:span text:style-name="T31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, Beispiel: TSL-Befehl</text:span></text:p>
          </draw:text-box>
        </draw:frame>
        <draw:frame draw:name="Rectangle 3" presentation:style-name="pr8" draw:text-style-name="P50" draw:layer="layout" svg:width="24.6cm" svg:height="8.752cm" svg:x="0.6cm" svg:y="8.414cm" presentation:class="outline" presentation:user-transformed="true">
          <draw:text-box>
            <text:p text:style-name="P49"><text:span text:style-name="T32">...</text:span></text:p>
            <text:p text:style-name="P49"><text:span text:style-name="T32">MyLock_lock:</text:span></text:p>
            <text:p text:style-name="P49"><text:span text:style-name="T32"><text:tab/></text:span><text:span text:style-name="T32">TSL </text:span><text:span text:style-name="T33">R1, LOCK</text:span><text:span text:style-name="T33"><text:tab/></text:span><text:span text:style-name="T33"><text:tab/></text:span><text:span text:style-name="T34">// Lies LOCK in R1 ein und</text:span></text:p>
            <text:p text:style-name="P49"><text:span text:style-name="T33"><text:s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setze Wert von LOCK auf 1</text:span></text:p>
            <text:p text:style-name="P49"><text:span text:style-name="T33"><text:tab/></text:span><text:span text:style-name="T33">CMP R1, #0</text:span><text:span text:style-name="T33"><text:tab/></text:span><text:span text:style-name="T33"><text:tab/></text:span><text:span text:style-name="T33"><text:tab/></text:span><text:span text:style-name="T34">// Vergleiche Registerinhalt mit 0</text:span></text:p>
            <text:p text:style-name="P49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Wenn Vergleich zutrifft, dann ist Lock gesetzt</text:span></text:p>
            <text:p text:style-name="P49"><text:span text:style-name="T33"><text:tab/></text:span><text:span text:style-name="T33">JNE MyLock_lock </text:span><text:span text:style-name="T33"><text:tab/></text:span><text:span text:style-name="T34">// Ansonsten erneut versuchen</text:span></text:p>
            <text:p text:style-name="P49"><text:span text:style-name="T33"><text:tab/></text:span><text:span text:style-name="T33">RET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Kritischer Abschnitt kann betreten werden</text:span></text:p>
            <text:p text:style-name="P49"><text:span text:style-name="T33"> </text:span></text:p>
            <text:p text:style-name="P49"><text:span text:style-name="T32">MyLock_unlock:</text:span></text:p>
            <text:p text:style-name="P49"><text:span text:style-name="T33"><text:tab/></text:span><text:span text:style-name="T33">MOVE LOCK, #0</text:span><text:span text:style-name="T33"><text:tab/></text:span><text:span text:style-name="T33"><text:tab/></text:span><text:span text:style-name="T34">// LOCK auf 0 setzen (freigeben)</text:span></text:p>
            <text:p text:style-name="P49"><text:span text:style-name="T33"><text:tab/></text:span><text:span text:style-name="T33">RET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Kritischer Abschnitt kann von anderem Prozess </text:span></text:p>
            <text:p text:style-name="P49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40"><text:span text:style-name="T13">Einfache Lock-Implementierung mit TSL-Befehl (auch: TAS-Befehl)</text:span></text:p>
            </text:list-item>
            <text:list-item>
              <text:p text:style-name="P40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7cm" svg:height="0.843cm" svg:x="1.377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1"><text:span text:style-name="T5">Dijkstra (1965) führte das Konzept der Semaphore zur Lösung des Mutual-Exclusion-Problems ein</text:span></text:p>
              </text:list-item>
              <text:list-item>
                <text:p text:style-name="P21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35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1"><text:span text:style-name="T14">Aufruf bei Eintritt in den kritischen Abschnitt, Operation auf Semaphor </text:span></text:p>
                      </text:list-item>
                      <text:list-item>
                        <text:p text:style-name="P51"><text:span text:style-name="T14">Aufrufender Prozess wird in den Wartezustand versetzt, wenn sich ein anderer Prozess im kritischen Abschnitt befindet </text:span><text:span text:style-name="T27">→</text:span><text:span text:style-name="T14"> Warteschlange</text:span></text:p>
                      </text:list-item>
                    </text:list>
                  </text:list-item>
                  <text:list-item>
                    <text:p text:style-name="P29"><text:span text:style-name="T35">V()</text:span></text:p>
                    <text:list>
                      <text:list-item>
                        <text:p text:style-name="P51"><text:span text:style-name="T14">Aufruf bei Verlassen des kritischen Abschnitts</text:span></text:p>
                      </text:list-item>
                      <text:list-item>
                        <text:p text:style-name="P51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12" draw:style-name="gr21" draw:text-style-name="P35" draw:layer="layout" svg:width="2.61cm" svg:height="2.998cm" svg:x="20.638cm" svg:y="15.186cm">
          <draw:image xlink:href="Pictures/10000000000000B4000000CEF7D3887EAC424417.jpg" xlink:type="simple" xlink:show="embed" xlink:actuate="onLoad" draw:mime-type="image/jpeg">
            <text:p/>
          </draw:image>
        </draw:frame>
        <draw:custom-shape draw:name="Rectangle 8" draw:style-name="gr22" draw:text-style-name="P1" draw:layer="layout" svg:width="3.729cm" svg:height="1.013cm" svg:x="16.665cm" svg:y="16.88cm">
          <text:p text:style-name="P11"><text:span text:style-name="T36">Eisenbahnsignale</text:span></text:p>
          <text:p text:style-name="P11"><text:span text:style-name="T36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32" draw:layer="layout" svg:width="4.801cm" svg:height="1.773cm" svg:x="4.546cm" svg:y="15.964cm">
          <text:p text:style-name="P11"><text:span text:style-name="T36">Edsger Wybe Dijkstra (11.5.1930 – 06.08.2002)</text:span></text:p>
          <text:p text:style-name="P11"><text:span text:style-name="T36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1" draw:text-style-name="P35" draw:layer="layout" svg:width="2.998cm" svg:height="3.999cm" svg:x="0.992cm" svg:y="13.598cm">
          <draw:image xlink:href="Pictures/10000000000001040000015A7B0CB063D80F43B2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4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7"><text:span text:style-name="T5">Semaphor-Zähler</text:span></text:p>
            </text:list-item>
            <text:list-item>
              <text:p text:style-name="P27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625cm">
          <text:p text:style-name="P52"><text:span text:style-name="T15">Niederländisch:</text:span></text:p>
          <text:list text:style-name="L13">
            <text:list-item>
              <text:p text:style-name="P25"><text:span text:style-name="T16">P</text:span><text:span text:style-name="T15"> kommt evtl. von probeeren = versuchen oder passeeren = passieren </text:span></text:p>
            </text:list-item>
            <text:list-item>
              <text:p text:style-name="P25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19.967cm" svg:height="11.994cm" svg:x="2.963cm" svg:y="6.603cm">
          <draw:image xlink:href="Pictures/10003B020000222400001516FFE56F6F54771DD8.wmf" xlink:type="simple" xlink:show="embed" xlink:actuate="onLoad" draw:mime-type="image/x-wmf">
            <text:p/>
          </draw:image>
          <draw:image xlink:href="Pictures/100002010000014A000000CCAA9F0639314D76DD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50" draw:layer="layout" svg:width="20.107cm" svg:height="7.619cm" svg:x="2.54cm" svg:y="4.022cm" presentation:class="outline" presentation:user-transformed="true">
          <draw:text-box>
            <text:p text:style-name="P49"><text:span text:style-name="T37">...</text:span></text:p>
            <text:p text:style-name="P49"><text:span text:style-name="T38">P();</text:span><text:span text:style-name="T37"><text:tab/></text:span><text:span text:style-name="T37"><text:tab/></text:span><text:span text:style-name="T37"><text:tab/></text:span><text:span text:style-name="T37"><text:tab/></text:span><text:span text:style-name="T39">// kritischer Abschnitt besetzt?</text:span><text:span text:style-name="T37"><text:tab/></text:span></text:p>
            <text:p text:style-name="P49"><text:span text:style-name="T37"/></text:p>
            <text:p text:style-name="P53"><text:span text:style-name="T40">c=counter.read();</text:span><text:span text:style-name="T40"><text:tab/></text:span><text:span text:style-name="T41">// kritischer Abschnitt</text:span></text:p>
            <text:p text:style-name="P49"><text:span text:style-name="T37">c++;</text:span></text:p>
            <text:p text:style-name="P49"><text:span text:style-name="T37">counter.write(c);</text:span></text:p>
            <text:p text:style-name="P49"><text:span text:style-name="T37"/></text:p>
            <text:p text:style-name="P49"><text:span text:style-name="T38">V();</text:span><text:span text:style-name="T42"><text:tab/></text:span><text:span text:style-name="T42"><text:tab/></text:span><text:span text:style-name="T42"><text:tab/></text:span><text:span text:style-name="T42"><text:tab/></text:span><text:span text:style-name="T43">// Verlassen des kritischen Abschnitts,</text:span></text:p>
            <text:p text:style-name="P53"><text:span text:style-name="T44"><text:s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// Aufwecken eines wartenden Prozesses</text:span></text:p>
            <text:p text:style-name="P49"><text:span text:style-name="T37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7"><text:span text:style-name="T5">P() und V() sind selbst wieder ununterbrechbar, also </text:span><text:span text:style-name="T17">atomare Aktionen</text:span></text:p>
            </text:list-item>
            <text:list-item>
              <text:p text:style-name="P27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55" draw:layer="layout" svg:width="20.107cm" svg:height="6.285cm" svg:x="1.652cm" svg:y="5.515cm" presentation:class="outline" presentation:user-transformed="true">
          <draw:text-box>
            <text:p text:style-name="P54"><text:span text:style-name="T46">void P()</text:span><text:span text:style-name="T47"> { </text:span></text:p>
            <text:p text:style-name="P54"><text:span text:style-name="T47"><text:tab/></text:span><text:span text:style-name="T46">if</text:span><text:span text:style-name="T47"> (s &gt;= 1) {</text:span></text:p>
            <text:p text:style-name="P54"><text:span text:style-name="T47"><text:tab/></text:span><text:span text:style-name="T47"><text:tab/></text:span><text:span text:style-name="T47"> </text:span><text:span text:style-name="T47">s = s – 1; </text:span><text:span text:style-name="T47"><text:tab/></text:span><text:span text:style-name="T48">// der die P-Operation ausführende Prozess</text:span></text:p>
            <text:p text:style-name="P54"><text:span text:style-name="T48"><text:s/></text:span><text:span text:style-name="T48"><text:tab/></text:span><text:span text:style-name="T48"><text:tab/></text:span><text:span text:style-name="T48"><text:tab/></text:span><text:span text:style-name="T48">// setzt seinen Ablauf fort</text:span></text:p>
            <text:p text:style-name="P54"><text:span text:style-name="T47"><text:tab/></text:span><text:span text:style-name="T47">} </text:span><text:span text:style-name="T46">else</text:span><text:span text:style-name="T47"> {</text:span></text:p>
            <text:p text:style-name="P54"><text:span text:style-name="T47"><text:tab/></text:span><text:span text:style-name="T47"><text:tab/></text:span><text:span text:style-name="T48">// der die P-Operation ausführende Prozess wird in seinem</text:span><text:span text:style-name="T48"><text:line-break/></text:span><text:span text:style-name="T48"><text:tab/></text:span><text:span text:style-name="T48">// Ablauf zunächst gestoppt, in den Wartezustand versetzt</text:span><text:span text:style-name="T48"><text:line-break/></text:span><text:span text:style-name="T48"><text:tab/></text:span><text:span text:style-name="T48">// und in einer dem Semaphor S zugeordneten Warteliste</text:span><text:span text:style-name="T48"><text:line-break/></text:span><text:span text:style-name="T48"><text:tab/></text:span><text:span text:style-name="T48">// eingetragen</text:span></text:p>
            <text:p text:style-name="P54"><text:span text:style-name="T47"><text:tab/></text:span><text:span text:style-name="T47">}</text:span><text:span text:style-name="T47"><text:tab/></text:span></text:p>
            <text:p text:style-name="P54"><text:span text:style-name="T47">}</text:span></text:p>
          </draw:text-box>
        </draw:frame>
        <draw:custom-shape draw:name="Rectangle 5" draw:style-name="gr25" draw:text-style-name="P57" draw:layer="layout" svg:width="20.107cm" svg:height="5.9cm" svg:x="1.652cm" svg:y="11.8cm">
          <text:p text:style-name="P56"><text:span text:style-name="T46">void V()</text:span><text:span text:style-name="T47"> { </text:span></text:p>
          <text:p text:style-name="P56"><text:span text:style-name="T47"><text:tab/></text:span><text:span text:style-name="T47"> </text:span><text:span text:style-name="T47">s = s + 1;</text:span></text:p>
          <text:p text:style-name="P56"><text:span text:style-name="T47"><text:tab/></text:span><text:span text:style-name="T47"> </text:span><text:span text:style-name="T46">if</text:span><text:span text:style-name="T47"> (Warteliste ist nicht leer) {</text:span></text:p>
          <text:p text:style-name="P56"><text:span text:style-name="T49"><text:tab/></text:span><text:span text:style-name="T49"><text:tab/></text:span><text:span text:style-name="T50">// aus der Warteliste wird ein Prozess</text:span></text:p>
          <text:p text:style-name="P56"><text:span text:style-name="T50"><text:tab/></text:span><text:span text:style-name="T50"><text:tab/></text:span><text:span text:style-name="T50">// ausgewählt </text:span><text:span text:style-name="T48">und aufgeweckt</text:span></text:p>
          <text:p text:style-name="P56"><text:span text:style-name="T47"><text:tab/></text:span><text:span text:style-name="T47">}</text:span></text:p>
          <text:p text:style-name="P56"><text:span text:style-name="T47">}</text:span></text:p>
          <text:p text:style-name="P56"><text:span text:style-name="T48">// der die V-Operation ausführende Prozess setzt seinen Ablauf</text:span></text:p>
          <text:p text:style-name="P56"><text:span text:style-name="T48">//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7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26" draw:text-style-name="P58" draw:layer="layout" svg:width="7cm" svg:height="5.6cm" svg:x="17.7cm" svg:y="10.1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27" draw:text-style-name="P60" draw:layer="layout" svg:width="2.183cm" svg:height="1.741cm" svg:x="18.301cm" svg:y="10.507cm">
              <text:p text:style-name="P59"><text:span text:style-name="T51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custom-shape draw:name="AutoShape 8" draw:style-name="gr28" draw:text-style-name="P60" draw:layer="layout" svg:width="2.388cm" svg:height="1.741cm" svg:x="20.312cm" svg:y="13.559cm">
              <text:p text:style-name="P59"><text:span text:style-name="T51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  <draw:line draw:name="Line 10" draw:style-name="gr29" draw:text-style-name="P61" draw:layer="layout" svg:x1="22.831cm" svg:y1="11.521cm" svg:x2="20.485cm" svg:y2="11.521cm">
              <text:p/>
            </draw:line>
            <draw:line draw:name="Line 11" draw:style-name="gr29" draw:text-style-name="P61" draw:layer="layout" svg:x1="20.485cm" svg:y1="10.943cm" svg:x2="22.831cm" svg:y2="10.943cm">
              <text:p/>
            </draw:line>
            <draw:line draw:name="Line 13" draw:style-name="gr29" draw:text-style-name="P61" draw:layer="layout" svg:x1="23.702cm" svg:y1="12.161cm" svg:x2="21.658cm" svg:y2="13.558cm">
              <text:p/>
            </draw:line>
            <draw:line draw:name="Line 14" draw:style-name="gr29" draw:text-style-name="P61" draw:layer="layout" svg:x1="21.301cm" svg:y1="13.561cm" svg:x2="19.501cm" svg:y2="12.161cm">
              <text:p/>
            </draw:line>
            <draw:custom-shape draw:name="AutoShape 6" draw:style-name="gr30" draw:text-style-name="P60" draw:layer="layout" svg:width="2.07cm" svg:height="1.741cm" svg:x="22.832cm" svg:y="10.507cm">
              <text:p text:style-name="P59"><text:span text:style-name="T51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range-x-minimum="0" draw:handle-range-x-maximum="50000" draw:handle-position="?f2 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4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4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27cm" svg:y="4.904cm">
          <draw:image xlink:href="Pictures/10012368000040E200001F7CD09853C95DA77718.emf" xlink:type="simple" xlink:show="embed" xlink:actuate="onLoad" draw:mime-type="image/x-emf">
            <text:p/>
          </draw:image>
          <draw:image xlink:href="Pictures/1000020100000274000001314F4D8AD4F234B924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7"><text:span text:style-name="T25">Wenn man auf den Zähler im Semaphor verzichten kann, kann eine einfachere Form angewendet werden</text:span></text:p>
              </text:list-item>
              <text:list-item>
                <text:p text:style-name="P27"><text:span text:style-name="T25">Diese wird als </text:span><text:span text:style-name="T26">Mutex</text:span><text:span text:style-name="T25"> bezeichnet</text:span></text:p>
              </text:list-item>
              <text:list-item>
                <text:p text:style-name="P27"><text:span text:style-name="T25">Ein Mutex ist leicht und effizient zu implementieren</text:span></text:p>
              </text:list-item>
              <text:list-item>
                <text:p text:style-name="P27"><text:span text:style-name="T25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62"><text:span text:style-name="T13">locked und unlocked</text:span></text:p>
                  </text:list-item>
                </text:list>
              </text:list-item>
              <text:list-item>
                <text:p text:style-name="P27"><text:span text:style-name="T25">Man braucht also nur 1 Bit zur Implementierung</text:span></text:p>
              </text:list-item>
              <text:list-item>
                <text:p text:style-name="P27"><text:span text:style-name="T25">Zwei Operationen:</text:span></text:p>
                <text:list>
                  <text:list-item>
                    <text:p text:style-name="P62"><text:span text:style-name="T13">mutex_lock</text:span></text:p>
                  </text:list-item>
                  <text:list-item>
                    <text:p text:style-name="P62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6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4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5"><text:span text:style-name="T14">5 Philosophen sitzen um einen Tisch herum</text:span></text:p>
                  </text:list-item>
                  <text:list-item>
                    <text:p text:style-name="P65"><text:span text:style-name="T14">Jeder hat eine Schale mit Nudeln vor sich</text:span></text:p>
                  </text:list-item>
                  <text:list-item>
                    <text:p text:style-name="P65"><text:span text:style-name="T14">Zwischen den Tellern liegt je ein Chopstick (5 Chopsticks)</text:span></text:p>
                  </text:list-item>
                  <text:list-item>
                    <text:p text:style-name="P65"><text:span text:style-name="T14">Zum Essen braucht ein Philosoph 2 Chopsticks</text:span></text:p>
                  </text:list-item>
                  <text:list-item>
                    <text:p text:style-name="P65"><text:span text:style-name="T14">Ein Philosoph isst und denkt abwechselnd</text:span></text:p>
                  </text:list-item>
                  <text:list-item>
                    <text:p text:style-name="P65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65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" draw:layer="layout" svg:width="5cm" svg:height="1.773cm" svg:x="7.501cm" svg:y="14.327cm">
          <text:p text:style-name="P11"><text:span text:style-name="T36">Sir Charles Antony Richard Hoare (11.01.1934)</text:span></text:p>
          <text:p text:style-name="P11"><text:span text:style-name="T36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3.6cm" svg:height="3.6cm" svg:x="3.42cm" svg:y="14.4cm">
          <draw:image xlink:href="Pictures/10000201000000DC000000DCED62F5130290FB01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3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1" draw:text-style-name="P66" draw:layer="layout" svg:width="8.395cm" svg:height="8.254cm" svg:x="14.605cm" svg:y="5.715cm">
          <text:p text:style-name="P56"><text:span text:style-name="T16">...</text:span></text:p>
          <text:p text:style-name="P56"><text:span text:style-name="T15">static int n = 5;</text:span></text:p>
          <text:p text:style-name="P56"><text:span text:style-name="T15"/></text:p>
          <text:p text:style-name="P56"><text:span text:style-name="T15">void</text:span><text:span text:style-name="T16"> philosopher</text:span><text:span text:style-name="T15">(int i) {</text:span></text:p>
          <text:p text:style-name="P56"><text:span text:style-name="T15"><text:tab/></text:span><text:span text:style-name="T15">while (true) {</text:span></text:p>
          <text:p text:style-name="P56"><text:span text:style-name="T15"><text:tab/></text:span><text:span text:style-name="T15"><text:tab/></text:span><text:span text:style-name="T15">think();</text:span></text:p>
          <text:p text:style-name="P56"><text:span text:style-name="T15"><text:tab/></text:span><text:span text:style-name="T15"><text:tab/></text:span><text:span text:style-name="T15">take_stick(i);</text:span></text:p>
          <text:p text:style-name="P56"><text:span text:style-name="T15"><text:tab/></text:span><text:span text:style-name="T15"><text:tab/></text:span><text:span text:style-name="T15">take_stick((i+1) % n);</text:span></text:p>
          <text:p text:style-name="P56"><text:span text:style-name="T15"><text:tab/></text:span><text:span text:style-name="T15"><text:tab/></text:span><text:span text:style-name="T15">eat();</text:span></text:p>
          <text:p text:style-name="P56"><text:span text:style-name="T15"><text:tab/></text:span><text:span text:style-name="T15"><text:tab/></text:span><text:span text:style-name="T15">put_stick(i);</text:span></text:p>
          <text:p text:style-name="P56"><text:span text:style-name="T15"><text:tab/></text:span><text:span text:style-name="T15"><text:tab/></text:span><text:span text:style-name="T15">put_stick((i+1) % n);</text:span></text:p>
          <text:p text:style-name="P56"><text:span text:style-name="T15"><text:tab/></text:span><text:span text:style-name="T15">}</text:span></text:p>
          <text:p text:style-name="P56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61cm" svg:height="1.098cm" svg:x="13.683cm" svg:y="4.463cm">
          <text:p text:style-name="P11"><text:span text:style-name="T52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2" draw:text-style-name="P67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8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8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8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8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8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28" draw:layer="layout" svg:x1="6cm" svg:y1="5.2cm" svg:x2="6cm" svg:y2="7.2cm">
            <text:p/>
          </draw:line>
          <draw:line draw:style-name="gr34" draw:text-style-name="P28" draw:layer="layout" svg:x1="9.8cm" svg:y1="7.4cm" svg:x2="8cm" svg:y2="8.4cm">
            <text:p/>
          </draw:line>
          <draw:line draw:style-name="gr34" draw:text-style-name="P28" draw:layer="layout" svg:x1="2.2cm" svg:y1="7.8cm" svg:x2="4.2cm" svg:y2="8.4cm">
            <text:p/>
          </draw:line>
          <draw:line draw:style-name="gr34" draw:text-style-name="P28" draw:layer="layout" svg:x1="5.2cm" svg:y1="10.4cm" svg:x2="3.8cm" svg:y2="12cm">
            <text:p/>
          </draw:line>
          <draw:line draw:style-name="gr34" draw:text-style-name="P28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9"><text:span text:style-name="T13">Ein oder mehrere Erzeugerprozesse (producer) produzieren</text:span></text:p>
              </text:list-item>
              <text:list-item>
                <text:p text:style-name="P29"><text:span text:style-name="T13">Ein oder mehrere Verbraucherprozesse (consumer) konsumieren</text:span></text:p>
              </text:list-item>
              <text:list-item>
                <text:p text:style-name="P29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68"><text:span text:style-name="T10">Erzeuger füllt auf</text:span></text:p>
                  </text:list-item>
                  <text:list-item>
                    <text:p text:style-name="P68"><text:span text:style-name="T10">Verbraucher nimmt heraus</text:span></text:p>
                  </text:list-item>
                </text:list>
              </text:list-item>
              <text:list-item>
                <text:p text:style-name="P29"><text:span text:style-name="T18">Flusskontrolle</text:span><text:span text:style-name="T13"> erforderlich</text:span></text:p>
                <text:list>
                  <text:list-item>
                    <text:p text:style-name="P68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68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35" draw:text-style-name="P1" draw:layer="layout" svg:width="2.799cm" svg:height="2.001cm" svg:x="7.998cm" svg:y="16.125cm">
          <text:p text:style-name="P69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36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6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7" draw:text-style-name="P70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70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70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70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70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5" draw:text-style-name="P1" draw:layer="layout" svg:width="2.799cm" svg:height="2.001cm" svg:x="20.199cm" svg:y="16.125cm">
          <text:p text:style-name="P69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5" draw:text-style-name="P1" draw:layer="layout" svg:width="2.799cm" svg:height="2.001cm" svg:x="7.998cm" svg:y="13.524cm">
          <text:p text:style-name="P69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37" draw:text-style-name="P70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5" draw:text-style-name="P1" draw:layer="layout" svg:width="2.799cm" svg:height="2.001cm" svg:x="20.199cm" svg:y="13.524cm">
          <text:p text:style-name="P69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76cm" svg:height="0.927cm" svg:x="2.788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19cm" svg:height="0.927cm" svg:x="2.971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1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mutex</text:span><text:span text:style-name="T13"> für den gegenseitigen Ausschluss beim Pufferzugriff</text:span></text:p>
                  </text:list-item>
                  <text:list-item>
                    <text:p text:style-name="P29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38" draw:text-style-name="P66" draw:layer="layout" svg:width="8.042cm" svg:height="5.412cm" svg:x="3.013cm" svg:y="8.788cm">
            <text:p text:style-name="P56"><text:span text:style-name="T16">while (true) </text:span><text:span text:style-name="T15">{</text:span></text:p>
            <text:p text:style-name="P56"><text:span text:style-name="T15"><text:tab/></text:span><text:span text:style-name="T15">produce(item);</text:span></text:p>
            <text:p text:style-name="P56"><text:span text:style-name="T15"><text:tab/></text:span><text:span text:style-name="T15">P(frei);</text:span></text:p>
            <text:p text:style-name="P56"><text:span text:style-name="T15"><text:tab/></text:span><text:span text:style-name="T15">P(mutex);</text:span></text:p>
            <text:p text:style-name="P56"><text:span text:style-name="T15"><text:tab/></text:span><text:span text:style-name="T15">putInBuffer(item);</text:span></text:p>
            <text:p text:style-name="P56"><text:span text:style-name="T15"><text:tab/></text:span><text:span text:style-name="T15">V(mutex);</text:span></text:p>
            <text:p text:style-name="P56"><text:span text:style-name="T15"><text:tab/></text:span><text:span text:style-name="T15">V(belegt);</text:span></text:p>
            <text:p text:style-name="P5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2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38" draw:text-style-name="P66" draw:layer="layout" svg:width="8.042cm" svg:height="5.412cm" svg:x="12.75cm" svg:y="8.788cm">
            <text:p text:style-name="P56"><text:span text:style-name="T16">while (true) </text:span><text:span text:style-name="T15">{</text:span></text:p>
            <text:p text:style-name="P56"><text:span text:style-name="T15"><text:tab/></text:span><text:span text:style-name="T15">P(belegt);</text:span></text:p>
            <text:p text:style-name="P56"><text:span text:style-name="T15"><text:tab/></text:span><text:span text:style-name="T15">P(mutex);</text:span></text:p>
            <text:p text:style-name="P56"><text:span text:style-name="T15"><text:tab/></text:span><text:span text:style-name="T15">getFromBuffer(item);</text:span></text:p>
            <text:p text:style-name="P56"><text:span text:style-name="T15"><text:tab/></text:span><text:span text:style-name="T15">V(mutex);</text:span></text:p>
            <text:p text:style-name="P56"><text:span text:style-name="T15"><text:tab/></text:span><text:span text:style-name="T15">V(frei);</text:span></text:p>
            <text:p text:style-name="P56"><text:span text:style-name="T15"><text:tab/></text:span><text:span text:style-name="T15">consume(item);</text:span></text:p>
            <text:p text:style-name="P5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2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2" draw:layer="layout" svg:width="22.222cm" svg:height="3.801cm" svg:x="1.863cm" svg:y="14.209cm">
          <text:p text:style-name="P11"><text:span text:style-name="T53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54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54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54">// Mutual Exclusion Zugang nur für Pufferbearbeitung</text:span></text:p>
          <text:p text:style-name="P11"><text:span text:style-name="T15"/></text:p>
          <text:p text:style-name="P11"><text:span text:style-name="T55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2" draw:layer="layout" svg:width="6.587cm" svg:height="0.841cm" svg:x="17.416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4" svg:font-family="Tahoma"/>
    <style:font-face style:name="Wingdings1" svg:font-family="Wingdings"/>
    <style:font-face style:name="Arial5" svg:font-family="Arial" style:font-family-generic="modern"/>
    <style:font-face style:name="Courier" svg:font-family="Courier" style:font-family-generic="modern"/>
    <style:font-face style:name="Arial2" svg:font-family="Arial" style:font-family-generic="swiss"/>
    <style:font-face style:name="Tahoma3" svg:font-family="Tahoma" style:font-family-generic="swiss"/>
    <style:font-face style:name="Courier2" svg:font-family="Courier" style:font-family-generic="modern" style:font-pitch="fixed"/>
    <style:font-face style:name="MS PGothic1" svg:font-family="'MS PGothic'" style:font-family-generic="modern" style:font-pitch="fixed"/>
    <style:font-face style:name="DejaVu Sans1" svg:font-family="'DejaVu Sans'" style:font-family-generic="system" style:font-pitch="fixed"/>
    <style:font-face style:name="MS PGothic3" svg:font-family="'MS PGothic'" style:font-family-generic="system" style:font-pitch="fixed"/>
    <style:font-face style:name="+mn-cs" svg:font-family="+mn-cs" style:font-pitch="variable"/>
    <style:font-face style:name="Arial4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Tahoma" svg:font-family="Tahoma" style:font-pitch="variable"/>
    <style:font-face style:name="Wingdings" svg:font-family="Wingdings" style:font-pitch="variable"/>
    <style:font-face style:name="Courier1" svg:font-family="Courier" style:font-family-generic="modern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Sans" svg:font-family="'Liberation Sans'" style:font-family-generic="modern" style:font-pitch="variable"/>
    <style:font-face style:name="MS PGothic" svg:font-family="'MS PGothic'" style:font-family-generic="modern" style:font-pitch="variable"/>
    <style:font-face style:name="Unifont" svg:font-family="Unifont" style:font-family-generic="modern" style:font-pitch="variable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</text:span><text:span text:style-name="MT3">Fachhoc</text:span><text:span text:style-name="MT3">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</text:span><text:span text:style-name="MT8">Betriebssysteme, </text:span><text:span text:style-name="MT8">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80</meta:editing-cycles>
    <meta:print-date>1999-04-08T16:15:23</meta:print-date>
    <meta:creation-date>1997-06-07T14:48:20</meta:creation-date>
    <dc:date>2022-05-03T16:21:52.801912517</dc:date>
    <meta:editing-duration>P1DT5H31S</meta:editing-duration>
    <meta:generator>LibreOffice/7.0.4.2$Linux_X86_64 LibreOffice_project/00$Build-2</meta:generator>
    <meta:document-statistic meta:object-count="63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